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9000000284686FA852E2220C3.png" manifest:media-type="image/png"/>
  <manifest:file-entry manifest:full-path="Pictures/10000001000000690000003182A077FD9FD746EE.png" manifest:media-type="image/png"/>
  <manifest:file-entry manifest:full-path="Pictures/10000001000001A100000058758FA46952729F4D.png" manifest:media-type="image/png"/>
  <manifest:file-entry manifest:full-path="Pictures/100000010000012C0000001F0BB996C0C90965C2.png" manifest:media-type="image/png"/>
  <manifest:file-entry manifest:full-path="Pictures/10000001000002D00000004571B64EBB3C1DA009.png" manifest:media-type="image/png"/>
  <manifest:file-entry manifest:full-path="Pictures/100000010000008600000032A25665AF173CF9FB.png" manifest:media-type="image/png"/>
  <manifest:file-entry manifest:full-path="Pictures/100000010000010D0000002547DE86058F6412CA.png" manifest:media-type="image/png"/>
  <manifest:file-entry manifest:full-path="Pictures/10000001000000870000002475B8B481084E3E77.png" manifest:media-type="image/png"/>
  <manifest:file-entry manifest:full-path="Pictures/1000000100000112000000146F6A8E94B22F4CF7.png" manifest:media-type="image/png"/>
  <manifest:file-entry manifest:full-path="Pictures/100000010000008F0000002C1101DD689FF5251A.png" manifest:media-type="image/png"/>
  <manifest:file-entry manifest:full-path="Pictures/100000010000007C0000001C2ED5DA08D10A6C84.png" manifest:media-type="image/png"/>
  <manifest:file-entry manifest:full-path="Pictures/10000001000000F80000001F793554F6BB4E52A3.png" manifest:media-type="image/png"/>
  <manifest:file-entry manifest:full-path="Pictures/10000001000000A900000019BCB5B092812E845E.png" manifest:media-type="image/png"/>
  <manifest:file-entry manifest:full-path="Pictures/10000001000000B40000002334DC20535F310B68.png" manifest:media-type="image/png"/>
  <manifest:file-entry manifest:full-path="Pictures/100000010000007E0000002E9DBC9DADF530D300.png" manifest:media-type="image/png"/>
  <manifest:file-entry manifest:full-path="Pictures/10000001000000FB00000034D1D235E771AB8C42.png" manifest:media-type="image/png"/>
  <manifest:file-entry manifest:full-path="Pictures/100000010000013400000036A2CE43504F675D0A.png" manifest:media-type="image/png"/>
  <manifest:file-entry manifest:full-path="Pictures/100000010000009D0000002DFF8FFB500CFD9FD6.png" manifest:media-type="image/png"/>
  <manifest:file-entry manifest:full-path="Pictures/100000010000013A0000003284E6A586AAE59B68.png" manifest:media-type="image/png"/>
  <manifest:file-entry manifest:full-path="Pictures/100000010000006E0000001B8586B81F42A470F2.png" manifest:media-type="image/png"/>
  <manifest:file-entry manifest:full-path="Pictures/10000001000001DE0000001FC890A84BED51E758.png" manifest:media-type="image/png"/>
  <manifest:file-entry manifest:full-path="Pictures/10000001000002350000002300A171611F1727C4.png" manifest:media-type="image/png"/>
  <manifest:file-entry manifest:full-path="Pictures/1000000100000239000000144ACA8B5EB92CEA57.png" manifest:media-type="image/png"/>
  <manifest:file-entry manifest:full-path="Pictures/100000010000005E0000001D021C7CAA8BC8A30A.png" manifest:media-type="image/png"/>
  <manifest:file-entry manifest:full-path="Pictures/100000010000003E00000019DAD9B4FE82C7CECB.png" manifest:media-type="image/png"/>
  <manifest:file-entry manifest:full-path="Pictures/1000000100000075000000279ECAE186FD85BF37.png" manifest:media-type="image/png"/>
  <manifest:file-entry manifest:full-path="Pictures/10000001000001BE0000005D1C76CD331300275A.png" manifest:media-type="image/png"/>
  <manifest:file-entry manifest:full-path="Pictures/10000001000000AB000000215B7508697041972D.png" manifest:media-type="image/png"/>
  <manifest:file-entry manifest:full-path="Pictures/10000001000000E40000001CE75A4935B502E31F.png" manifest:media-type="image/png"/>
  <manifest:file-entry manifest:full-path="Pictures/10000001000000920000001A5C3326FE8AF2F31F.png" manifest:media-type="image/png"/>
  <manifest:file-entry manifest:full-path="Pictures/100000010000020D000000655882975A6CDBD0AF.png" manifest:media-type="image/png"/>
  <manifest:file-entry manifest:full-path="Pictures/10000001000000E60000001DF0D1DF9C7AB5F896.png" manifest:media-type="image/png"/>
  <manifest:file-entry manifest:full-path="Pictures/100000010000008B0000001F5890DDD226DCD88C.png" manifest:media-type="image/png"/>
  <manifest:file-entry manifest:full-path="Pictures/10000001000000A000000018E0B0A936027757C0.png" manifest:media-type="image/png"/>
  <manifest:file-entry manifest:full-path="Pictures/10000001000000930000001F4B2DAA6B0D4F69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715cm" svg:y="-1.693cm" svg:width="10.624cm" svg:height="0.658cm" draw:z-index="0"><draw:image xlink:href="Pictures/10000001000002350000002300A171611F1727C4.png" xlink:type="simple" xlink:show="embed" xlink:actuate="onLoad" draw:mime-type="image/png"/></draw:frame><draw:frame draw:style-name="fr1" draw:name="Image2" text:anchor-type="char" svg:x="8.908cm" svg:y="-1.847cm" svg:width="2.831cm" svg:height="0.811cm" draw:z-index="1"><draw:image xlink:href="Pictures/100000010000009D0000002DFF8FFB500CFD9FD6.png" xlink:type="simple" xlink:show="embed" xlink:actuate="onLoad" draw:mime-type="image/png"/></draw:frame><draw:frame draw:style-name="fr1" draw:name="Image3" text:anchor-type="char" svg:x="1.489cm" svg:y="-1.037cm" svg:width="2.297cm" svg:height="0.84cm" draw:z-index="2"><draw:image xlink:href="Pictures/100000010000007E0000002E9DBC9DADF530D300.png" xlink:type="simple" xlink:show="embed" xlink:actuate="onLoad" draw:mime-type="image/png"/></draw:frame><draw:frame draw:style-name="fr1" draw:name="Image4" text:anchor-type="char" svg:x="-1.715cm" svg:y="-1.037cm" svg:width="3.205cm" svg:height="0.624cm" draw:z-index="3"><draw:image xlink:href="Pictures/10000001000000B40000002334DC20535F310B68.png" xlink:type="simple" xlink:show="embed" xlink:actuate="onLoad" draw:mime-type="image/png"/></draw:frame><draw:frame draw:style-name="fr1" draw:name="Image5" text:anchor-type="char" svg:x="0.931cm" svg:y="0.035cm" svg:width="4.357cm" svg:height="0.903cm" draw:z-index="4"><draw:image xlink:href="Pictures/10000001000000FB00000034D1D235E771AB8C42.png" xlink:type="simple" xlink:show="embed" xlink:actuate="onLoad" draw:mime-type="image/png"/></draw:frame><draw:frame draw:style-name="fr1" draw:name="Image6" text:anchor-type="char" svg:x="-1.713cm" svg:y="0.035cm" svg:width="2.646cm" svg:height="0.815cm" draw:z-index="5"><draw:image xlink:href="Pictures/100000010000008F0000002C1101DD689FF5251A.png" xlink:type="simple" xlink:show="embed" xlink:actuate="onLoad" draw:mime-type="image/png"/></draw:frame><draw:frame draw:style-name="fr1" draw:name="Image7" text:anchor-type="char" svg:x="-2cm" svg:y="0.848cm" svg:width="3.043cm" svg:height="0.45cm" draw:z-index="6"><draw:image xlink:href="Pictures/10000001000000A900000019BCB5B092812E845E.png" xlink:type="simple" xlink:show="embed" xlink:actuate="onLoad" draw:mime-type="image/png"/></draw:frame><draw:frame draw:style-name="fr1" draw:name="Image8" text:anchor-type="char" svg:x="-2cm" svg:y="1.716cm" svg:width="2.265cm" svg:height="0.755cm" draw:z-index="7"><draw:image xlink:href="Pictures/1000000100000075000000279ECAE186FD85BF37.png" xlink:type="simple" xlink:show="embed" xlink:actuate="onLoad" draw:mime-type="image/png"/></draw:frame><draw:frame draw:style-name="fr1" draw:name="Image9" text:anchor-type="char" svg:x="-2cm" svg:y="1.383cm" svg:width="3.24cm" svg:height="0.335cm" draw:z-index="8"><draw:image xlink:href="Pictures/1000000100000112000000146F6A8E94B22F4CF7.png" xlink:type="simple" xlink:show="embed" xlink:actuate="onLoad" draw:mime-type="image/png"/></draw:frame><draw:frame draw:style-name="fr1" draw:name="Image10" text:anchor-type="char" svg:x="3.784cm" svg:y="-1.037cm" svg:width="9.959cm" svg:height="0.954cm" draw:z-index="9"><draw:image xlink:href="Pictures/10000001000002D00000004571B64EBB3C1DA009.png" xlink:type="simple" xlink:show="embed" xlink:actuate="onLoad" draw:mime-type="image/png"/></draw:frame><draw:frame draw:style-name="fr1" draw:name="Image11" text:anchor-type="char" svg:x="5.202cm" svg:y="0.035cm" svg:width="9.322cm" svg:height="0.605cm" draw:z-index="10"><draw:image xlink:href="Pictures/10000001000001DE0000001FC890A84BED51E758.png" xlink:type="simple" xlink:show="embed" xlink:actuate="onLoad" draw:mime-type="image/png"/></draw:frame><draw:frame draw:style-name="fr1" draw:name="Image12" text:anchor-type="char" svg:x="5.202cm" svg:y="0.686cm" svg:width="2.656cm" svg:height="0.473cm" draw:z-index="11"><draw:image xlink:href="Pictures/10000001000000920000001A5C3326FE8AF2F31F.png" xlink:type="simple" xlink:show="embed" xlink:actuate="onLoad" draw:mime-type="image/png"/></draw:frame><draw:frame draw:style-name="fr1" draw:name="Image13" text:anchor-type="char" svg:x="7.856cm" svg:y="0.686cm" svg:width="2.185cm" svg:height="0.584cm" draw:z-index="12"><draw:image xlink:href="Pictures/10000001000000870000002475B8B481084E3E77.png" xlink:type="simple" xlink:show="embed" xlink:actuate="onLoad" draw:mime-type="image/png"/></draw:frame><draw:frame draw:style-name="fr1" draw:name="Image14" text:anchor-type="char" svg:x="10.04cm" svg:y="0.686cm" svg:width="1.924cm" svg:height="0.594cm" draw:z-index="13"><draw:image xlink:href="Pictures/100000010000005E0000001D021C7CAA8BC8A30A.png" xlink:type="simple" xlink:show="embed" xlink:actuate="onLoad" draw:mime-type="image/png"/></draw:frame><draw:frame draw:style-name="fr1" draw:name="Image15" text:anchor-type="char" svg:x="11.963cm" svg:y="0.639cm" svg:width="4.272cm" svg:height="0.893cm" draw:z-index="14"><draw:image xlink:href="Pictures/10000001000001BE0000005D1C76CD331300275A.png" xlink:type="simple" xlink:show="embed" xlink:actuate="onLoad" draw:mime-type="image/png"/></draw:frame><draw:frame draw:style-name="fr1" draw:name="Image16" text:anchor-type="char" svg:x="14.522cm" svg:y="0.152cm" svg:width="2.163cm" svg:height="0.489cm" draw:z-index="15"><draw:image xlink:href="Pictures/100000010000007C0000001C2ED5DA08D10A6C84.png" xlink:type="simple" xlink:show="embed" xlink:actuate="onLoad" draw:mime-type="image/png"/></draw:frame><draw:frame draw:style-name="fr1" draw:name="Image17" text:anchor-type="char" svg:x="5.202cm" svg:y="1.268cm" svg:width="3.023cm" svg:height="0.584cm" draw:z-index="16"><draw:image xlink:href="Pictures/10000001000000AB000000215B7508697041972D.png" xlink:type="simple" xlink:show="embed" xlink:actuate="onLoad" draw:mime-type="image/png"/></draw:frame><draw:frame draw:style-name="fr1" draw:name="Image18" text:anchor-type="char" svg:x="8.223cm" svg:y="1.337cm" svg:width="3.341cm" svg:height="0.411cm" draw:z-index="17"><draw:image xlink:href="Pictures/10000001000000E40000001CE75A4935B502E31F.png" xlink:type="simple" xlink:show="embed" xlink:actuate="onLoad" draw:mime-type="image/png"/></draw:frame><draw:frame draw:style-name="fr1" draw:name="Image19" text:anchor-type="char" svg:x="5.202cm" svg:y="1.746cm" svg:width="1.912cm" svg:height="0.714cm" draw:z-index="18"><draw:image xlink:href="Pictures/100000010000008600000032A25665AF173CF9FB.png" xlink:type="simple" xlink:show="embed" xlink:actuate="onLoad" draw:mime-type="image/png"/></draw:frame><draw:frame draw:style-name="fr1" draw:name="Image20" text:anchor-type="char" svg:x="7.103cm" svg:y="1.658cm" svg:width="6.57cm" svg:height="1.265cm" draw:z-index="19"><draw:image xlink:href="Pictures/100000010000020D000000655882975A6CDBD0AF.png" xlink:type="simple" xlink:show="embed" xlink:actuate="onLoad" draw:mime-type="image/png"/></draw:frame><draw:frame draw:style-name="fr1" draw:name="Image21" text:anchor-type="char" svg:x="11.908cm" svg:y="-2cm" svg:width="3.634cm" svg:height="0.455cm" draw:z-index="20"><draw:image xlink:href="Pictures/10000001000000F80000001F793554F6BB4E52A3.png" xlink:type="simple" xlink:show="embed" xlink:actuate="onLoad" draw:mime-type="image/png"/></draw:frame><draw:frame draw:style-name="fr1" draw:name="Image22" text:anchor-type="char" svg:x="15.54cm" svg:y="-1.997cm" svg:width="3.459cm" svg:height="0.436cm" draw:z-index="21"><draw:image xlink:href="Pictures/10000001000000E60000001DF0D1DF9C7AB5F896.png" xlink:type="simple" xlink:show="embed" xlink:actuate="onLoad" draw:mime-type="image/png"/></draw:frame><draw:frame draw:style-name="fr1" draw:name="Image23" text:anchor-type="char" svg:x="13.741cm" svg:y="-1.563cm" svg:width="4.974cm" svg:height="0.792cm" draw:z-index="22"><draw:image xlink:href="Pictures/100000010000013A0000003284E6A586AAE59B68.png" xlink:type="simple" xlink:show="embed" xlink:actuate="onLoad" draw:mime-type="image/png"/></draw:frame><draw:frame draw:style-name="fr1" draw:name="Image24" text:anchor-type="char" svg:x="13.741cm" svg:y="-0.773cm" svg:width="1.64cm" svg:height="0.661cm" draw:z-index="23"><draw:image xlink:href="Pictures/100000010000003E00000019DAD9B4FE82C7CECB.png" xlink:type="simple" xlink:show="embed" xlink:actuate="onLoad" draw:mime-type="image/png"/></draw:frame><draw:frame draw:style-name="fr1" draw:name="Image25" text:anchor-type="char" svg:x="15.348cm" svg:y="-0.741cm" svg:width="3.367cm" svg:height="0.591cm" draw:z-index="24"><draw:image xlink:href="Pictures/100000010000013400000036A2CE43504F675D0A.png" xlink:type="simple" xlink:show="embed" xlink:actuate="onLoad" draw:mime-type="image/png"/></draw:frame><draw:frame draw:style-name="fr1" draw:name="Image26" text:anchor-type="char" svg:x="1.344cm" svg:y="0.898cm" svg:width="2.171cm" svg:height="0.485cm" draw:z-index="25"><draw:image xlink:href="Pictures/100000010000008B0000001F5890DDD226DCD88C.png" xlink:type="simple" xlink:show="embed" xlink:actuate="onLoad" draw:mime-type="image/png"/></draw:frame><draw:frame draw:style-name="fr1" draw:name="Image27" text:anchor-type="char" svg:x="1.238cm" svg:y="1.381cm" svg:width="2.582cm" svg:height="0.388cm" draw:z-index="26"><draw:image xlink:href="Pictures/10000001000000A000000018E0B0A936027757C0.png" xlink:type="simple" xlink:show="embed" xlink:actuate="onLoad" draw:mime-type="image/png"/></draw:frame><draw:frame draw:style-name="fr1" draw:name="Image28" text:anchor-type="char" svg:x="1.238cm" svg:y="1.767cm" svg:width="1.607cm" svg:height="0.395cm" draw:z-index="27"><draw:image xlink:href="Pictures/100000010000006E0000001B8586B81F42A470F2.png" xlink:type="simple" xlink:show="embed" xlink:actuate="onLoad" draw:mime-type="image/png"/></draw:frame><draw:frame draw:style-name="fr1" draw:name="Image29" text:anchor-type="char" svg:x="2.843cm" svg:y="1.767cm" svg:width="2.155cm" svg:height="0.455cm" draw:z-index="28"><draw:image xlink:href="Pictures/10000001000000930000001F4B2DAA6B0D4F69BB.png" xlink:type="simple" xlink:show="embed" xlink:actuate="onLoad" draw:mime-type="image/png"/></draw:frame><draw:frame draw:style-name="fr1" draw:name="Image30" text:anchor-type="char" svg:x="1.251cm" svg:y="2.161cm" svg:width="3.641cm" svg:height="0.377cm" draw:z-index="29"><draw:image xlink:href="Pictures/100000010000012C0000001F0BB996C0C90965C2.png" xlink:type="simple" xlink:show="embed" xlink:actuate="onLoad" draw:mime-type="image/png"/></draw:frame><draw:frame draw:style-name="fr1" draw:name="Image31" text:anchor-type="char" svg:x="0.774cm" svg:y="2.536cm" svg:width="4.636cm" svg:height="0.979cm" draw:z-index="30"><draw:image xlink:href="Pictures/10000001000001A100000058758FA46952729F4D.png" xlink:type="simple" xlink:show="embed" xlink:actuate="onLoad" draw:mime-type="image/png"/></draw:frame><draw:frame draw:style-name="fr1" draw:name="Image32" text:anchor-type="char" svg:x="-2cm" svg:y="2.452cm" svg:width="2.676cm" svg:height="0.369cm" draw:z-index="31"><draw:image xlink:href="Pictures/100000010000010D0000002547DE86058F6412CA.png" xlink:type="simple" xlink:show="embed" xlink:actuate="onLoad" draw:mime-type="image/png"/></draw:frame><draw:frame draw:style-name="fr1" draw:name="Image33" text:anchor-type="char" svg:x="-2cm" svg:y="2.819cm" svg:width="1.212cm" svg:height="0.566cm" draw:z-index="32"><draw:image xlink:href="Pictures/10000001000000690000003182A077FD9FD746EE.png" xlink:type="simple" xlink:show="embed" xlink:actuate="onLoad" draw:mime-type="image/png"/></draw:frame><draw:frame draw:style-name="fr1" draw:name="Image34" text:anchor-type="char" svg:x="-2cm" svg:y="3.63cm" svg:width="5.136cm" svg:height="0.362cm" draw:z-index="33"><draw:image xlink:href="Pictures/1000000100000239000000144ACA8B5EB92CEA57.png" xlink:type="simple" xlink:show="embed" xlink:actuate="onLoad" draw:mime-type="image/png"/></draw:frame><draw:frame draw:style-name="fr1" draw:name="Image35" text:anchor-type="char" svg:x="-0.79cm" svg:y="2.819cm" svg:width="1.591cm" svg:height="0.607cm" draw:z-index="34"><draw:image xlink:href="Pictures/1000000100000069000000284686FA852E2220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3:53:19.454826941</meta:creation-date>
    <meta:generator>LibreOffice/7.3.7.2$Linux_X86_64 LibreOffice_project/30$Build-2</meta:generator>
    <dc:date>2024-03-09T14:41:33.973912304</dc:date>
    <meta:editing-duration>PT7M34S</meta:editing-duration>
    <meta:editing-cycles>1</meta:editing-cycles>
    <meta:document-statistic meta:table-count="0" meta:image-count="35" meta:object-count="0" meta:page-count="1" meta:paragraph-count="0" meta:word-count="0" meta:character-count="0" meta:non-whitespace-character-count="0"/>
  </office:meta>
</office:document-meta>
</file>